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43b74"/>
    </style:style>
    <style:style style:name="P2" style:family="paragraph" style:parent-style-name="Heading_20_1" style:master-page-name="Standard">
      <style:paragraph-properties fo:margin-top="0.423cm" fo:margin-bottom="0.212cm" loext:contextual-spacing="false" style:page-number="auto"/>
    </style:style>
    <style:style style:name="P3" style:family="paragraph" style:parent-style-name="Text_20_body">
      <style:text-properties fo:color="#47b8b8"/>
    </style:style>
    <style:style style:name="P4" style:family="paragraph" style:parent-style-name="Text_20_body">
      <style:text-properties officeooo:paragraph-rsid="00143b74"/>
    </style:style>
    <style:style style:name="P5" style:family="paragraph" style:parent-style-name="Text_20_body">
      <style:text-properties officeooo:rsid="00143b74" officeooo:paragraph-rsid="00143b74"/>
    </style:style>
    <style:style style:name="T1" style:family="text">
      <style:text-properties fo:color="#47b8b8"/>
    </style:style>
    <style:style style:name="T2" style:family="text">
      <style:text-properties officeooo:rsid="00143b74"/>
    </style:style>
  </office:automatic-styles>
  <office:body>
    <office:text>
      <text:tracked-changes>
        <text:changed-region xml:id="ct63699120" text:id="ct63699120">
          <text:insertion>
            <office:change-info>
              <dc:creator>Unbekannter Autor</dc:creator>
              <dc:date>2016-11-03T08:38:00</dc:date>
            </office:change-info>
          </text:insertion>
        </text:changed-region>
        <text:changed-region xml:id="ct63688352" text:id="ct63688352">
          <text:insertion>
            <office:change-info>
              <dc:creator>Unbekannter Autor</dc:creator>
              <dc:date>2016-11-03T08:39:00</dc:date>
            </office:change-info>
          </text:insertion>
        </text:changed-region>
        <text:changed-region xml:id="ct63699920" text:id="ct63699920">
          <text:deletion>
            <office:change-info>
              <dc:creator>Unbekannter Autor</dc:creator>
              <dc:date>2016-11-03T08:38:00</dc:date>
            </office:change-info>
            <text:p text:style-name="P1">https: //www.yaylaswiese.de<text:line-break/>https: //www.youtube.com/channel/UCl_CQJj9BK5YU6Zesewqb7w<text:line-break/>https: //www.facebook.com/pages/Yaylas-Wiese-Lernbl%C3%BCten/1549133935313056?ref=hl<text:line-break/></text:p>
          </text:deletion>
        </text:changed-region>
        <text:changed-region xml:id="ct63681552" text:id="ct63681552">
          <text:insertion>
            <office:change-info>
              <dc:creator>Unbekannter Autor</dc:creator>
              <dc:date>2016-11-03T08:40:00</dc:date>
            </office:change-info>
          </text:insertion>
        </text:changed-region>
        <text:changed-region xml:id="ct62854784" text:id="ct62854784">
          <text:insertion>
            <office:change-info>
              <dc:creator>Unbekannter Autor</dc:creator>
              <dc:date>2016-11-03T08:41:00</dc:date>
            </office:change-info>
          </text:insertion>
        </text:changed-region>
        <text:changed-region xml:id="ct69040944" text:id="ct69040944">
          <text:insertion>
            <office:change-info>
              <dc:creator>Unbekannter Autor</dc:creator>
              <dc:date>2016-11-03T08:41:00</dc:date>
            </office:change-info>
          </text:insertion>
        </text:changed-region>
        <text:changed-region xml:id="ct69033680" text:id="ct69033680">
          <text:insertion>
            <office:change-info>
              <dc:creator>Unbekannter Autor</dc:creator>
              <dc:date>2016-11-03T08: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mpressum</text:h>
      <text:p text:style-name="P3"/>
      <text:p text:style-name="P1"><text:span text:style-name="T1">Verantwortungsbereich:</text:span> Das Impressum gilt nur für die Internetpräsenz unter den Adressen (ohne Leerstellen):<text:change-start text:change-id="ct63699120"/></text:p>
      <text:p text:style-name="P1"><text:span text:style-name="T2">www.malernen.de</text:span><text:change-end text:change-id="ct63699120"/><text:change-start text:change-id="ct63688352"/><text:span text:style-name="T2">/werkstatt</text:span><text:change-end text:change-id="ct63688352"/><text:line-break/><text:change text:change-id="ct63699920"/><text:span text:style-name="T1">Diensteanbieter:</text:span> Anne Peters / Yaylas Wiese e.V.<text:line-break/><text:span text:style-name="T1">Anschrift:</text:span> Kirschenallee 1c, 14050 Berlin<text:line-break/><text:span text:style-name="T1">Telefon: </text:span>030 99543147<text:span text:style-name="Strong_20_Emphasis"><text:line-break/></text:span><text:span text:style-name="T1">elektronische Postadresse: </text:span><text:s/>werkstatt @ yaylaswiese . de ( ohne Leerzeichen)<text:line-break/><text:span text:style-name="T1">gesetzliche Berufsbezeichnung:</text:span> Lehrerin /verliehen in: Deutschland / Niedersachsen<text:line-break/><text:span text:style-name="T1">Journalistisch-redaktionelle Verantwortung:</text:span> Anne Peters (Adresse s.o.)<text:line-break/><text:span text:style-name="T1">VR </text:span>35204 B<text:line-break/><text:span text:style-name="T1">Freistellungsbescheid</text:span> 27.09.2016<text:line-break/>Finanzamt für Körperschaften I, Berlin Charlottenburg</text:p>
      <text:p text:style-name="Text_20_body"><text:span text:style-name="Strong_20_Emphasis">Sonstiges</text:span><text:line-break/><text:span text:style-name="T1">Zweck dieses Webprojektes:</text:span> Know-How für Lernhelfer, Eltern, Lehrer<text:line-break/><text:span text:style-name="T1">Schutzrecht:</text:span> “Yaylas Wiese” / DPMA Wortmarke 30 2010 031961.5/41</text:p>
      <text:p text:style-name="Text_20_body"><text:span text:style-name="T1">Urheberschutz:</text:span> Wenn nicht ausdrücklich anders vermerkt, liegen die Urheberrechte für sämtliche Inhalte und Materialien (Texte, Videos, Audio-Dateien, Unterrichtsmaterial(pdf), Logo) bei: Anne Peters<text:change-start text:change-id="ct63681552"/></text:p>
      <text:p text:style-name="P5">Die Urheberrechte für die Programmlogik der ma‘lernen Werkstatt liegen bei Michael<text:change-end text:change-id="ct63681552"/><text:change-start text:change-id="ct62854784"/> Schmidt<text:change-end text:change-id="ct62854784"/></text:p>
      <text:p text:style-name="Text_20_body"><text:span text:style-name="T1">Datenschutz:</text:span> Die Kontaktdaten des Impressums dürfen nicht für Werbung verwendet werden.<text:line-break/><text:span text:style-name="T1">Schutzrechtsverletzung:</text:span> Falls Sie vermuten, dass von dieser Website aus eines Ihrer Schutzrechte verletzt wird, oder falls dies tatsächlich unwissendlich passiert sein sollte, teilen Sie mir dies bitte umgehend mit, damit zügig Abhilfe geschafft werden kann. kontakt @ yaylas wiese. de (ohne Leerzeichen)</text:p>
      <text:p text:style-name="P1"><text:span text:style-name="T1">Externe Links:</text:span> Bei externen Links handelt es sich um das Angebot Dritter, die Inhalte macht sich Yaylas Wiese nicht zu eigen. Sollten trotz eingehender Prüfung bei Linksetzung rechtswidrige Inhalte auf diesen Seiten auftauchen, werden die Links sofort gelöscht, wenn Yaylas Wiese davon erfährt.<text:line-break/><text:span text:style-name="T1">Illustrationen:</text:span> Roman Schmygarjew<text:line-break/><text:span text:style-name="T1">Corporate Design: </text:span>Anina Wäsche<text:change-start text:change-id="ct69040944"/></text:p>
      <text:p text:style-name="P1"><text:change-end text:change-id="ct69040944"/><text:change-start text:change-id="ct69033680"/><text:span text:style-name="T2">Werkstatt: Konzept und Entwicklung: Michael Schmidt</text:span><text:change-end text:change-id="ct69033680"/><text:line-break/><text:span text:style-name="T1">Erstellung der Webseite: </text:span>Tatjana Manych, Netsource Data Systems, www.net-source.de <text:span text:style-name="Strong_20_Emphasis"><text:line-break/></text:span><text:span text:style-name="T1">Technische Betreuung:</text:span> Oliv Bialecki, Netsource Data Systems, <text:a xlink:type="simple" xlink:href="http://www.net-source.de/" text:style-name="Internet_20_link" text:visited-style-name="Visited_20_Internet_20_Link"><text:span text:style-name="Internet_20_link">www.net-source.de<text:line-break/></text:span></text:a><text:span text:style-name="T1">Steuerliche Betreuung: </text:span>A&amp;P Steuerberatung Potsdam <text:a xlink:type="simple" xlink:href="http://www.apsteuerberatung.de/" text:style-name="Internet_20_link" text:visited-style-name="Visited_20_Internet_20_Link"><text:span text:style-name="Internet_20_link">http://www.apsteuerberatung.d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de" fo:country="DE"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0pt" fo:language="de" fo:country="DE" style:font-name-asian="SimSun" style:font-family-asia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2pt" style:font-name-asian="Microsoft YaHei" style:font-family-asian="'Microsoft YaHei'" style:font-family-generic-asian="system" style:font-pitch-asian="variable" style:font-size-asian="12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Arial" fo:font-family="Arial" style:font-family-generic="roman" style:font-pitch="variable"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Arial" fo:font-family="Arial" style:font-family-generic="roman" style:font-pitch="variable" fo:font-size="10pt" fo:font-style="italic" style:font-size-asian="10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pitch="variable"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6:37:31</meta:creation-date>
    <meta:initial-creator>Anne Peters</meta:initial-creator>
    <dc:language>de-DE</dc:language>
    <dc:date>2016-11-03T08:43:07.498889794</dc:date>
    <meta:editing-cycles>3</meta:editing-cycles>
    <meta:editing-duration>PT18M9S</meta:editing-duration>
    <meta:generator>LibreOffice/5.1.4.2$Linux_X86_64 LibreOffice_project/10m0$Build-2</meta:generator>
    <meta:document-statistic meta:table-count="0" meta:image-count="0" meta:object-count="0" meta:page-count="1" meta:paragraph-count="9" meta:word-count="249" meta:character-count="2060" meta:non-whitespace-character-count="1818"/>
  </office:meta>
</office:document-meta>
</file>